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">&lt;html lang=”it”&gt;</text:p>
      <text:p text:style-name="Normal">&lt;head&gt;</text:p>
      <text:p text:style-name="Normal"><text:s text:c="4"/>&lt;meta charset=”UTF-8”&gt;</text:p>
      <text:p text:style-name="Normal"><text:s text:c="4"/>&lt;title&gt;Spice Girls&lt;/title&gt;</text:p>
      <text:p text:style-name="Normal"><text:s text:c="4"/>&lt;meta name=”viewport” content=”width=device-width, initial-scale=1.0”&gt;</text:p>
      <text:p text:style-name="Normal"><text:s text:c="4"/>&lt;style&gt;</text:p>
      <text:p text:style-name="Normal"><text:s text:c="8"/>Body {</text:p>
      <text:p text:style-name="Normal"><text:s text:c="12"/>Margin: 0;</text:p>
      <text:p text:style-name="Normal"><text:s text:c="12"/>background: black;</text:p>
      <text:p text:style-name="Normal"><text:s text:c="12"/>color: white;</text:p>
      <text:p text:style-name="Normal"><text:s text:c="12"/>font-family: Arial, sans-serif;</text:p>
      <text:p text:style-name="Normal"><text:s text:c="12"/>text-align: center;</text:p>
      <text:p text:style-name="Normal"><text:s text:c="8"/>}</text:p>
      <text:p text:style-name="Normal"><text:s text:c="8"/>H1 {</text:p>
      <text:p text:style-name="Normal"><text:s text:c="12"/>Margin-top: 20px;</text:p>
      <text:p text:style-name="Normal"><text:s text:c="12"/>font-size: 2em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ego Rigano</meta:initial-creator>
    <dc:creator>Diego Rigano</dc:creator>
    <meta:creation-date>2026-01-19T18:39:00Z</meta:creation-date>
    <dc:date>2026-01-19T18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65" meta:character-count="437" meta:row-count="3" meta:non-whitespace-character-count="373"/>
  </office:meta>
</office:document-meta>
</file>